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202cm" table:align="left"/>
    </style:style>
    <style:style style:name="Tabela1.A" style:family="table-column">
      <style:table-column-properties style:column-width="2.607cm"/>
    </style:style>
    <style:style style:name="Tabela1.B" style:family="table-column">
      <style:table-column-properties style:column-width="5.5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Open Sans" fo:font-size="12pt" fo:letter-spacing="normal" fo:font-style="normal" fo:font-weight="normal" officeooo:paragraph-rsid="00169bed"/>
    </style:style>
    <style:style style:name="T1" style:family="text">
      <style:text-properties officeooo:rsid="00169b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214478434640">
          <table:table-cell table:style-name="Tabela1.A1" office:value-type="string">
            <text:p text:style-name="P1">Po 11.<text:span text:style-name="T1">0 </text:span>V:</text:p>
          </table:table-cell>
          <table:table-cell table:style-name="Tabela1.B1" office:value-type="string">
            <text:p text:style-name="P1"><text:s text:c="5"/>0% <text:s text:c="3"/>bateria pusta </text:p>
          </table:table-cell>
        </table:table-row>
        <table:table-row table:style-name="TableLine94214478434640">
          <table:table-cell table:style-name="Tabela1.A2" office:value-type="string">
            <text:p text:style-name="P1">od 11.3 V: </text:p>
          </table:table-cell>
          <table:table-cell table:style-name="Tabela1.B2" office:value-type="string">
            <text:p text:style-name="P1"><text:s text:c="2"/>10% <text:s text:c="3"/>1 kreska baterii </text:p>
          </table:table-cell>
        </table:table-row>
        <table:table-row table:style-name="TableLine94214478434640">
          <table:table-cell table:style-name="Tabela1.A2" office:value-type="string">
            <text:p text:style-name="P1">od 12.<text:span text:style-name="T1">0 </text:span>V: </text:p>
          </table:table-cell>
          <table:table-cell table:style-name="Tabela1.B2" office:value-type="string">
            <text:p text:style-name="P1"><text:s text:c="2"/>31% <text:s text:c="3"/>2 kreski baterii </text:p>
          </table:table-cell>
        </table:table-row>
        <table:table-row table:style-name="TableLine94214478434640">
          <table:table-cell table:style-name="Tabela1.A2" office:value-type="string">
            <text:p text:style-name="P1">od 12.3 V: </text:p>
          </table:table-cell>
          <table:table-cell table:style-name="Tabela1.B2" office:value-type="string">
            <text:p text:style-name="P1"><text:s text:c="2"/>51% <text:s text:c="3"/>3 kreski baterii </text:p>
          </table:table-cell>
        </table:table-row>
        <table:table-row table:style-name="TableLine94214478434640">
          <table:table-cell table:style-name="Tabela1.A2" office:value-type="string">
            <text:p text:style-name="P1">od 12.5 V: </text:p>
          </table:table-cell>
          <table:table-cell table:style-name="Tabela1.B2" office:value-type="string">
            <text:p text:style-name="P1"><text:s text:c="2"/>71% <text:s text:c="3"/>4 kreski baterii </text:p>
          </table:table-cell>
        </table:table-row>
        <table:table-row table:style-name="TableLine94214478434640">
          <table:table-cell table:style-name="Tabela1.A2" office:value-type="string">
            <text:p text:style-name="P1">od 12.7 V: </text:p>
          </table:table-cell>
          <table:table-cell table:style-name="Tabela1.B2" office:value-type="string">
            <text:p text:style-name="P1"><text:s text:c="2"/>91% <text:s text:c="3"/>5 kresek baterii <text:s text:c="2"/></text:p>
          </table:table-cell>
        </table:table-row>
        <table:table-row table:style-name="TableLine94214478434640">
          <table:table-cell table:style-name="Tabela1.A2" office:value-type="string">
            <text:p text:style-name="P1">p<text:span text:style-name="T1">o</text:span> 13.<text:span text:style-name="T1">0 </text:span>V:</text:p>
          </table:table-cell>
          <table:table-cell table:style-name="Tabela1.B2" office:value-type="string">
            <text:p text:style-name="P1"><text:s/><text:span text:style-name="T1">100% <text:s text:c="3"/></text:span>5 kresek bateri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2:30:29.582376324</meta:creation-date>
    <dc:date>2022-07-17T12:39:57.455297306</dc:date>
    <meta:editing-duration>PT9M28S</meta:editing-duration>
    <meta:editing-cycles>1</meta:editing-cycles>
    <meta:document-statistic meta:table-count="1" meta:image-count="0" meta:object-count="0" meta:page-count="1" meta:paragraph-count="14" meta:word-count="48" meta:character-count="257" meta:non-whitespace-character-count="173"/>
    <meta:generator>LibreOffice/6.4.7.2$Linux_X86_64 LibreOffice_project/40$Build-2</meta:generator>
  </office:meta>
</office:document-meta>
</file>